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ff3333" fo:language="en" fo:country="US"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style:style>
    <style:style style:name="P120" style:family="paragraph" style:parent-style-name="Text_20_body">
      <style:text-properties fo:language="en" fo:country="US"/>
    </style:style>
    <style:style style:name="P121" style:family="paragraph" style:parent-style-name="Text_20_body">
      <style:paragraph-properties fo:background-color="#eeeeee">
        <style:background-image/>
      </style:paragraph-properties>
    </style:style>
    <style:style style:name="P122" style:family="paragraph" style:parent-style-name="Text_20_body">
      <style:paragraph-properties fo:background-color="#eeeeee">
        <style:background-image/>
      </style:paragraph-properties>
      <style:text-properties fo:language="ru" fo:country="RU"/>
    </style:style>
    <style:style style:name="P123" style:family="paragraph" style:parent-style-name="Text_20_body">
      <style:paragraph-properties fo:text-align="justify" style:justify-single-word="false" fo:background-color="#eeeeee">
        <style:background-image/>
      </style:paragraph-properties>
      <style:text-properties fo:language="ru" fo:country="RU"/>
    </style:style>
    <style:style style:name="P124" style:family="paragraph" style:parent-style-name="Text_20_body">
      <style:paragraph-properties fo:background-color="#eeeeee">
        <style:background-image/>
      </style:paragraph-properties>
      <style:text-properties fo:language="en" fo:country="US"/>
    </style:style>
    <style:style style:name="P125" style:family="paragraph" style:parent-style-name="First_20_line_20_indent">
      <style:paragraph-properties fo:background-color="#eeeeee">
        <style:background-image/>
      </style:paragraph-properties>
      <style:text-properties fo:language="ru" fo:country="RU"/>
    </style:style>
    <style:style style:name="P12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7" style:family="paragraph" style:parent-style-name="Text_20_body">
      <style:paragraph-properties fo:margin-left="0cm" fo:margin-right="0cm" fo:text-align="justify"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9" style:family="paragraph" style:parent-style-name="Text_20_body">
      <style:paragraph-properties fo:margin-left="0cm" fo:margin-right="0cm" fo:text-align="center"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1" style:family="paragraph" style:parent-style-name="Footnote">
      <style:paragraph-properties fo:margin-left="0cm" fo:margin-right="0cm" fo:text-indent="0cm"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3" style:family="paragraph" style:parent-style-name="Standard">
      <style:text-properties fo:font-style="italic" style:font-style-asian="italic" style:font-style-complex="italic"/>
    </style:style>
    <style:style style:name="P154" style:family="paragraph" style:parent-style-name="Heading_20_1">
      <style:paragraph-properties fo:margin-left="0cm" fo:margin-right="0cm" fo:text-align="center" style:justify-single-word="false" fo:text-indent="0.499cm" style:auto-text-indent="false"/>
    </style:style>
    <style:style style:name="P155" style:family="paragraph" style:parent-style-name="Heading_20_1">
      <style:paragraph-properties fo:background-color="#eeeeee">
        <style:background-image/>
      </style:paragraph-properties>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style:paragraph-properties fo:text-align="justify" style:justify-single-word="false"/>
    </style:style>
    <style:style style:name="P159" style:family="paragraph" style:parent-style-name="Heading_20_2">
      <style:paragraph-properties fo:background-color="#eeeeee">
        <style:background-image/>
      </style:paragraph-properties>
    </style:style>
    <style:style style:name="P160" style:family="paragraph" style:parent-style-name="Heading_20_2">
      <style:paragraph-properties fo:background-color="#eeeeee">
        <style:background-image/>
      </style:paragraph-properties>
      <style:text-properties fo:language="ru" fo:country="RU"/>
    </style:style>
    <style:style style:name="P16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1">
      <style:paragraph-properties fo:text-align="justify" style:justify-single-word="false"/>
      <style:text-properties fo:language="ru" fo:country="RU"/>
    </style:style>
    <style:style style:name="P164" style:family="paragraph" style:parent-style-name="Text_20_body" style:list-style-name="L2">
      <style:paragraph-properties fo:text-align="justify" style:justify-single-word="false"/>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7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19">Обмен ( <text:a xlink:type="simple" xlink:href="https://darkpony.ru/obmen/" text:style-name="Internet_20_link" text:visited-style-name="Visited_20_Internet_20_Link">https://darkpony.ru/obmen/</text:a> )</text:p>
      <text:p text:style-name="P119">Розовые глазки</text:p>
      <text:p text:style-name="P12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7"/>
      <text:h text:style-name="Heading_20_2" text:outline-level="2">Идеи</text:h>
      <text:list xml:id="list7158274121062369174" text:style-name="L1">
        <text:list-item>
          <text:p text:style-name="P162">добавить детектив <text:span text:style-name="T1">(реализовано)</text:span>+ магические уроки/трактаты Старсвирла (реализовано)</text:p>
        </text:list-item>
        <text:list-item>
          <text:p text:style-name="P163">Терра несколько раз пытается убить Макса (один раз — в аквапарке). Несколько раз Макса спасает Селестия (даёт приказы Нексусу)</text:p>
        </text:list-item>
        <text:list-item>
          <text:p text:style-name="P163">Книги:</text:p>
        </text:list-item>
      </text:list>
      <text:list xml:id="list40780945636548017" text:style-name="L2">
        <text:list-item>
          <text:p text:style-name="P164">«Великие грифоны прошлого» - из канона (5<text:span text:style-name="T9">s8e)</text:span></text:p>
        </text:list-item>
        <text:list-item>
          <text:p text:style-name="P164">«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4">Дасти Вейфарер «Зебрианская культура, быт и фольклор»</text:p>
        </text:list-item>
        <text:list-item>
          <text:p text:style-name="P164">«Краткая история Эквестрии»</text:p>
        </text:list-item>
        <text:list-item>
          <text:p text:style-name="P164">«Шедевры архитектуры Эквестрии» с разделом о Кантерлотском Королевском Дворце</text:p>
        </text:list-item>
        <text:list-item>
          <text:p text:style-name="P164">«Великие дела и великие чары». Страница 893: …</text:p>
        </text:list-item>
        <text:list-item>
          <text:p text:style-name="P164">«<text:span text:style-name="T63">Природа Проклятий</text:span>» - обмен</text:p>
        </text:list-item>
        <text:list-item>
          <text:p text:style-name="P164"><text:span text:style-name="T63">«Магия для Чайников»</text:span> - обмен</text:p>
        </text:list-item>
        <text:list-item>
          <text:p text:style-name="P164"><text:span text:style-name="T63">«Энциклопедия Арканум»</text:span> - обмен</text:p>
        </text:list-item>
        <text:list-item>
          <text:p text:style-name="P164">«О Гейсах» - обмен</text:p>
        </text:list-item>
        <text:list-item>
          <text:p text:style-name="P164">«<text:span text:style-name="T63">Тайны Тайных Наук</text:span>» - обмен</text:p>
        </text:list-item>
        <text:list-item>
          <text:p text:style-name="P167">«Основы Заклятий» - обмен</text:p>
        </text:list-item>
        <text:list-item>
          <text:p text:style-name="P16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997048133238432615"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text:soft-page-break/>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text:span text:style-name="T63">По другим данным, Селестии около 2500 лет (Обмен).</text:span></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text:soft-page-break/>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7">Искусственный интеллект. Создан Владом и Максом. Разработан для управления корпорациями.</text:p>
      <text:h text:style-name="Heading_20_3" text:outline-level="3">Норф</text:h>
      <text:p text:style-name="P11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9">***</text:p>
      <text:p text:style-name="P129"/>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7244001936339834293" text:style-name="L4">
        <text:list-item>
          <text:p text:style-name="P16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7"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6"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4">Мне печалиться не стоит</text:p><text:p text:style-name="P144">Жизнь прекрасна и ярк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text:p><text:p text:style-name="P144">Но друзей моих немного,</text:p><text:p text:style-name="P144">Гложет душу холо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30"><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1"/>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8"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Громовержца» обязательно пробудит спящие в болоте пландерсиды. Разумеется, ему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5"><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8"/>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0"><text:span text:style-name="T9">–</text:span> Ну хорошо, а кто вами правит? Аликорн? Драконикус? Какой-нибудь человек с рогом во лбу? Или у вас нет правителя?</text:p>
      <text:p text:style-name="P110"><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С какой стати он будет заботиться о королевстве как о своём, если будет знать, что через несколько лет оно будет не его?</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я не видела, что Дискорд парит мозги Луне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 <text:span text:style-name="T22">есть вещи, которые не рассматриваются с точки зрения оптимума</text:span>.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13"><text:span text:style-name="T9">~~~ </text:span>Человек Макс <text:span text:style-name="T9">~~~</text:span></text:p>
      <text:p text:style-name="P113">Паспорт гражданина Эквестрии</text:p>
      <text:p text:style-name="P112"><text:soft-page-break/>Выдан человеку Максу</text:p>
      <text:p text:style-name="P11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2">Именем правительства Эквестрии призываем оказывать предъявителю сего всю возможную помощь и содействие.</text:p>
      <text:p text:style-name="P111">26.07.2143</text:p>
      <text:p text:style-name="P106"/>
      <text:p text:style-name="P107">***</text:p>
      <text:p text:style-name="P106"/>
      <text:p text:style-name="P106">Тень Конкордии пересекла кромку болота. Утренний бриз создавал лёгкую рябь на зеркале воды. По курсу мрачно высились развалины замка. Арка входа была свободна от зелёной массы, и мне на мгновение показалось, что червеобразные побеги я видел лишь в кошмарном сне.</text:p>
      <text:p text:style-name="P106">Ага, сейчас!</text:p>
      <text:p text:style-name="P106">Громкий плеск и треск разматывающегося клубка был слышен даже с высоты «Громовержца». Через полминуты колючая плеть стукнула в киль «Конкордии».</text:p>
      <text:p text:style-name="P106">Дирижабль медленно плыл вперёд, не замечая ударов. Казалось, из водной глади вверх к Конкордии протянулся дождь из буро-зелёных лент. Всплески воды сливались с треском и шлепками колючих лиан об обшивку.</text:p>
      <text:p text:style-name="P106">Самым говённым было то, что пландерсиды становились толще. От удара самого толстого кнута Конкордия чуть покачнулась. Флаттершай вскрикнула и спряталась в собственную гриву. Эпплджек надвинула шляпу на нос.</text:p>
      <text:p text:style-name="P106">Дирижабль миновал полосу воды и поравнялся с замком. Как по команде, дождь из лиан прекратился.</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106">– Скоро наш выход. Спускаемся, девочки. Элементы у всех с собой?</text:p>
      <text:p text:style-name="P106">Твайлайт оглядела каждого и кивнула сама себе.</text:p>
      <text:p text:style-name="P106">– Отлично!</text:p>
      <text:p text:style-name="P106">Конкордия остановилась за замком, используя реверс турбин. Громовержец по инерции двигался дальше, накрыв болото громадной тенью. Где-то внизу, в замковом парке, скрипел ворот, выбирая буксировочный канат. Скала прошла над болотом даже не заметив ударов снизу.</text:p>
      <text:p text:style-name="P106">У края «Громовержца» стояла готичная версия летающей баржи Селестии — личная колесница Луны. Эта телега была раза в полтора длиннее, уже и ниже, чем её старшая сестра. К ней-то мы и пошли, левитируя рефлекторно упирающуюся Флаттершай.</text:p>
      <text:p text:style-name="P106"><text:s/>В упряжи скучали двое бэт-пони. Один из них скосил глаза на нашу компанию <text:span text:style-name="T22">и пробурчал:</text:span></text:p>
      <text:p text:style-name="P114">– С каких это пор пегасы ездят в небесных ландо?</text:p>
      <text:p text:style-name="P106"><text:soft-page-break/></text:p>
      <text:p text:style-name="P106"/>
      <text:p text:style-name="P106"/>
      <text:p text:style-name="P106">&lt;<text:span text:style-name="T22">В это время с противоположной стороны Конкордии в болото полетел «якорь», разбудивший гиперпландерсид. Тот обвил Громовержец. Громовержец накренился, корзина стукнула об скалу и развалилась. Пони посыпались вниз. Пегасы стали ловить нелетающих. Меня словила Дэш и приземлила в развалинах. Дальше — использовать написанное</text:span>&gt;</text:p>
      <text:p text:style-name="P106"/>
      <text:p text:style-name="P106"/>
      <text:p text:style-name="P108">&lt;<text:span text:style-name="T1">Суперпландерсид нападёт на Громовержец после сброса якоря. Он дёрнет за буксир и Конкордия врежется в Громовержец. Это разбудит Агамемнона</text:span>&gt;</text:p>
      <text:p text:style-name="P106"/>
      <text:p text:style-name="P116">&lt;<text:span text:style-name="T1">Луна встречает вечером Макса после Дэш и говорит ему, что он может вернуться вместе с Сел (аликорнам трудно отказать). И что её (Луны) не нужно бояться</text:span>&gt;</text:p>
      <text:p text:style-name="P108"/>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4"/>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soft-page-break/>...</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1"><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2"/>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20"/>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9"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9"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9" text:outline-level="2"/>
      <text:h text:style-name="P159"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9" text:outline-level="2">Поиск решения</text:h>
      <text:p text:style-name="P121"/>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9"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oft-page-break/><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text:soft-page-break/>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text:soft-page-break/>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text:soft-page-break/>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text:soft-page-break/>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9"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9"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oft-page-break/><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text:soft-page-break/>–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9"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9" text:outline-level="2">След?</text:h>
      <text:p text:style-name="P121"/>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oft-page-break/><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9"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text:soft-page-break/></text:p>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7520165724834980145" text:style-name="L5">
        <text:list-header>
          <text:p text:style-name="P16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603124" text:continue-numbering="true" text:style-name="L5">
        <text:list-header>
          <text:p text:style-name="P169">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01603" text:continue-numbering="true" text:style-name="L5">
        <text:list-header>
          <text:p text:style-name="P169">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95695" text:continue-numbering="true" text:style-name="L5">
        <text:list-header>
          <text:p text:style-name="P169">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60" text:outline-level="2">Почти.</text:h>
      <text:p text:style-name="P122"/>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60" text:outline-level="2">Дискорд</text:h>
      <text:p text:style-name="P121"/>
      <text:p text:style-name="P122">Девушки поспешно собирались, пока я растолковывал им задачу.</text:p>
      <text:p text:style-name="P12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2"><text:span text:style-name="T9">– </text:span>Это тот твой приятель, который разбился с полгода назад? – спросила Эпплджек.</text:p>
      <text:p text:style-name="P122"><text:span text:style-name="T9">– </text:span>Да, это он.</text:p>
      <text:p text:style-name="P122"><text:span text:style-name="T9">– </text:span>А как мы попадём в его квартиру? Там сейчас кто-то живёт? – Флаттершай прыгала на одной ноге, натягивая кед.</text:p>
      <text:p text:style-name="P12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3"><text:soft-page-break/>Я поднёс брелок пропуска к домофону, но дверь подъезда не открылась. Замигала красная лампочка и зажужжал зуммер.</text:p>
      <text:p text:style-name="P123">Я выругался.</text:p>
      <text:p text:style-name="P123"><text:span text:style-name="T9">– </text:span>Макс, что случилось? У нас проблемы?</text:p>
      <text:p text:style-name="P12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3"><text:span text:style-name="T9">– </text:span>Нет нужды. Лучше станьте-ка сзади меня так, чтобы заслонить от этих бабулек и от вооон той камеры наблюдения.</text:p>
      <text:list xml:id="list604952895533187132" text:style-name="L6">
        <text:list-header>
          <text:p text:style-name="P17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5"><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5"><text:span text:style-name="T9">– </text:span>Макс, тут окно разбито! И верёвка какая-то висит. – крикнула Флаттершай из кухни.</text:p>
      <text:p text:style-name="P145"><text:span text:style-name="T9">– </text:span>Оставь, Флатти, не сейчас! – отмахнулся я.</text:p>
      <text:p text:style-name="P152">Лампочка питания на ноутбуке горела, <text:s/>но подключенный монитор оставался тёмным. Я постучал по пробелу, но безрезультатно.</text:p>
      <text:p text:style-name="P14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5"><text:span text:style-name="T9">– </text:span>Монитор выключен. – <text:s/>раздалось из угла. Кресло с высокой спинкой повернулось, открыв нашим взорам Дискорда. </text:p>
      <text:p text:style-name="P1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5">Он приподнял панамку, дурашливо здороваясь.</text:p>
      <text:p text:style-name="P145"><text:soft-page-break/><text:span text:style-name="T9">– </text:span>Оп-па! – пробормотала Эпплджек. – Нежданчик!</text:p>
      <text:p text:style-name="P145"><text:span text:style-name="T9">– </text:span>Ты, я вижу, времени не терял, – моя рука под прикрытием стола медленно тянулась к тяжёлой фарфоровой кружке, стоящей на краю.</text:p>
      <text:p text:style-name="P125"><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9">– </text:span>А почему ты вообще решил искать нас тут? – спросила Эпплджек. – Приехал бы домой. Мы б тебя чаем напоили.</text:p>
      <text:p text:style-name="P125"><text:span text:style-name="T9">– </text:span>Видишь ли, дорогая Эй-Джей, я с самого начала знал, где находится наша уважаемая принцесса, а времени в обрез, так что...</text:p>
      <text:p text:style-name="P133">В проёме дверей появилась Флаттершай.</text:p>
      <text:p text:style-name="P125"><text:span text:style-name="T9">– </text:span>С кем это вы тут разговариваете?</text:p>
      <text:list xml:id="list3745869119569759700" text:style-name="L7">
        <text:list-header>
          <text:p text:style-name="P16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3">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5">На лице Дискорда появилось удивлённо-мечтательное выражение и он вырубился.</text:p>
      <text:p text:style-name="P145"/>
      <text:h text:style-name="P159" text:outline-level="2">Селестия</text:h>
      <text:p text:style-name="P145"/>
      <text:p text:style-name="P12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5">Включенный монитор показал схематическое изображение Селестиии, </text:p>
      <text:p text:style-name="P146">&gt;\<text:span text:style-name="T1">Привет, Селестия. Это Макс. Как себя чувствуешь?</text:span></text:p>
      <text:p text:style-name="P146">&lt;\<text:span text:style-name="T1">Макс? МАКС??? МА-А-А-АКС!!! НАКОНЕЦ-ТО! КАК Я РАДА ТЕБЯ СЛЫШАТЬ! </text:span></text:p>
      <text:p text:style-name="P146">&gt;\<text:span text:style-name="T1">Я рад, что нашёл тебя, Тия.</text:span></text:p>
      <text:p text:style-name="P1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6">&gt;\<text:span text:style-name="T1">Тия, я сейчас подключу микрофон и колонки, и мы сможем общаться более удобно.</text:span></text:p>
      <text:p text:style-name="P145">…</text:p>
      <text:p text:style-name="P145">– Привет опять. Как ты меня слышишь?</text:p>
      <text:p text:style-name="P145"><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6">– <text:span text:style-name="T1">Могу себе представить. Как-то раз я провёл три часа камере сенсорной депривации. Мне не понравилось.</text:span></text:p>
      <text:p text:style-name="P145">– Эммм... Ваше Высочество, вы в порядке? Мы так рады, что наконец-то нашли Вас! – вклинилась в разговор Эпплджек.</text:p>
      <text:p text:style-name="P145">– Кто тут? Макс, кто ещё с тобой?</text:p>
      <text:p text:style-name="P14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6">– <text:span text:style-name="T1">Девочки? Я рада вас слышать. А Твайлайт нет рядом?</text:span></text:p>
      <text:p text:style-name="P1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5">При этих словах Дискорд замычал и задёргался. Эпплджек нахмурилась и проверила верёвки, привязывающие его к спинке стула.</text:p>
      <text:p text:style-name="P1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5">– Ноутбук — так называется место, где я нахожусь сейчас? А кто это мычит?</text:p>
      <text:p text:style-name="P1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5">– О, духи предков, но зачем??? Почему у него кляп во рту?</text:p>
      <text:p text:style-name="P145">– Мы связали его. Он нас предал. И тебя. И Эквестрию. Всех.</text:p>
      <text:p text:style-name="P145">При этих словах Эпплджек и Флаттершай непонимающе уставились на меня, а Дискорд протестующе замычал.</text:p>
      <text:p text:style-name="P145">Я начал рассказывать о своих догадках, и непонимающее выражение на лицах девушек сменилось удивлением.</text:p>
      <text:p text:style-name="P1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5">– А зачем тогда ты приложила его книгой? – непонимающе уставился я на неё.</text:p>
      <text:p text:style-name="P145">– Потому что ты напал на него. Я и подумала — тебе виднее. И подсобила.</text:p>
      <text:p text:style-name="P145">Флаттершай отрицающе мотнула головой.</text:p>
      <text:p text:style-name="P145">– Не может Дискорд быть предателем. Он мой друг.</text:p>
      <text:p text:style-name="P145">Дискорд благодарственно замычал и закивал головой.</text:p>
      <text:p text:style-name="P1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5">Дискорд завёл глаза на лоб и обречённо завыл.</text:p>
      <text:p text:style-name="P145">– Макс, постой. Дай мне поговорить с ним. – сказала Селестия. – Не могу поверить, что Дискорд на такое пошёл.</text:p>
      <text:p text:style-name="P145">– Ну хорошо. Поговори. Послушаем, что он скажет.</text:p>
      <text:p text:style-name="P145">Я красноречиво покачал кулак перед его носом и вытащил кляп.</text:p>
      <text:p text:style-name="P145">...</text:p>
      <text:p text:style-name="P134"><text:soft-page-break/>–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4">– Это я-то устраиваю цирк?!! ДА ТЫ НА СЕБЯ ПОСМОТРИ, КЛОУН!!! На людей кидаешься, чашками бросаешься, вон, мне нос разбил! Дерёшься...</text:p>
      <text:p text:style-name="P134">Я угрожающе поднёс тряпку к лицу Дискорда.</text:p>
      <text:p text:style-name="P134">– Ещё одно слово в таком тоне, и ты заткнёшься, а мы уйдём в Эквестрию без тебя!</text:p>
      <text:p text:style-name="P13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4">Дискорд демонстративно закрыл рот и посвистывая уставился в потолок.</text:p>
      <text:p text:style-name="P134">Разговор зашёл в тупик.</text:p>
      <text:p text:style-name="P137"/>
      <text:p text:style-name="P138">На мониторе высветился текст:</text:p>
      <text:p text:style-name="P13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8"/>
      <text:p text:style-name="P138">Из колонок послышался лёгкий шорох.</text:p>
      <text:p text:style-name="P134">– Дик, сейчас не время для ссор. – голос Селестии был мягким, но настойчивым. – Мы в одной лодке.</text:p>
      <text:p text:style-name="P134">– Тебе легко говорить! Тебе не разбивали нос и не оскорбляли угрозами!</text:p>
      <text:p text:style-name="P134">– Ты должен понимать, что у Макса были все основания так себя вести. Твоё поведение вызвало подозрения у него, ведь он мало тебя знает. </text:p>
      <text:p text:style-name="P134">К уговорам Селестии присоединилась Флаттершай.</text:p>
      <text:p text:style-name="P134">– Дискорд, миленький, прости его. Макс хороший. Он просто не знал, что ты тоже хороший...</text:p>
      <text:p text:style-name="P134">У Дискорда покраснели уши и он засмущался и заворчал.</text:p>
      <text:p text:style-name="P13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4">Я пропустил «дятла» мимо ушей.</text:p>
      <text:p text:style-name="P13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5">***</text:p>
      <text:p text:style-name="P13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4"><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4">Потому разбрасываться такой возможностью не стоит. Если уж тебе повезло оказаться в новом мире — исследуй его сполна!..</text:p>
      <text:p text:style-name="P135">***</text:p>
      <text:p text:style-name="P140">&lt;<text:span text:style-name="T23">сюда можно вставить похождения Дискорда</text:span>&gt;</text:p>
      <text:p text:style-name="P135">***</text:p>
      <text:p text:style-name="P138">– Развяжите мне, наконец, руки! Или хотя бы одну. Плечами жестикулировать неудобно.... </text:p>
      <text:p text:style-name="P138">Я развязал Дискорду левую руку.</text:p>
      <text:p text:style-name="P13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8">Дискорд принялся разминать затёкшее запястье.</text:p>
      <text:p text:style-name="P13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8">– Какое письмо, Корди? – вскинулась до этого зачарованно слушавшая Дискорда Флаттершай.</text:p>
      <text:p text:style-name="P138">– Ну ваше же! Вы с Эпплджек написали мне о своих мытарствах тут. Вежливо так написали, спасибо...</text:p>
      <text:p text:style-name="P138">Флаттершай покрылась пунцовыми пятнами.</text:p>
      <text:p text:style-name="P138">– Я... Мы... – тут она совсем стушевалась.</text:p>
      <text:p text:style-name="P138">– Так а почему ты сказал, что никто не уйдёт в Эквестрию? – наконец перебила Дискорда скучавшая до этого Эпплджек.</text:p>
      <text:p text:style-name="P138">Дискорд уставился на неё долгим взглядом, а потом хлопнул себя по лбу.</text:p>
      <text:p text:style-name="P13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8">– И что? – продолжила его мысль Эпплджек.</text:p>
      <text:p text:style-name="P138">–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8">– И?!! – до меня уже дошло, но Эпплджек продолжала тупить.</text:p>
      <text:p text:style-name="P138">– Короче, времени у нас осталось что-то около пятнадцати минут. Или около того. – заявил Дискорд, поднеся к глазам запястье с массивными часами.</text:p>
      <text:p text:style-name="P138"><text:soft-page-break/>– СКОЛЬКО??? – воскликнули хором я и девушки.</text:p>
      <text:p text:style-name="P138">Дискорд открыл было рот, но его слова заглушил звонок в дверь.</text:p>
      <text:p text:style-name="P138">– ОТКРОЙТЕ, ПОЛИЦИЯ! Вам даётся полминуты, чтобы открыть дверь. Через тридцать секунд дверь будет выбита!</text:p>
      <text:p text:style-name="P13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8">Блядь!</text:p>
      <text:p text:style-name="P138">– На крышу, живо!!! Через окно на кухне! – зашипел Дискорд, отчаянно дёргая узлы свободной рукой.</text:p>
      <text:p text:style-name="P138">Эпплджек, одной рукой сгребя в охапку ноутбук, второй увлекая Флаттершай, кинулась на кухню.</text:p>
      <text:p text:style-name="P138">– А толку? Куда мы с крыши денемся? – спросил я растерянно. Дискорд только раздражённо зарычал в ответ.</text:p>
      <text:p text:style-name="P134">Дверь содрогнулась от мощного удара. Послышался стук падающей штукатурки. Я сломя голову кинулся на кухню.</text:p>
      <text:p text:style-name="P134">– Развяжи меня, идиот!!! – гаркнул вдогонку Дискорд.</text:p>
      <text:p text:style-name="P13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4">– Давай на крышу! Я догоню! – рявкнул он, освобождая вторую руку.</text:p>
      <text:p text:style-name="P134">От второго удара дверная коробка крякнула и наполовину въехала в коридор. </text:p>
      <text:p text:style-name="P13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4">Верёвка в кухонном окне дёргалась от движений лезущих по ней Флатти и Эпплджек. Я словил её рукой и стал на подоконник.</text:p>
      <text:p text:style-name="P134">Чёрт!</text:p>
      <text:p text:style-name="P13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4">Но нет, триста тысяч чертей, раз девушки смогли – я тоже смогу!</text:p>
      <text:p text:style-name="P13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4">Я успел сократить расстояние до Эпплджек наполовину, когда девушки нашли решение.</text:p>
      <text:p text:style-name="P1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4"><text:soft-page-break/>Я выдохнул.</text:p>
      <text:p text:style-name="P13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4">Чёрт! Чёрт! Чёрт! Чёрт!</text:p>
      <text:p text:style-name="P134">Бля!!!...</text:p>
      <text:p text:style-name="P13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4"/>
      <text:h text:style-name="P159" text:outline-level="2">Назад, в Эквестрию</text:h>
      <text:p text:style-name="P134"/>
      <text:p text:style-name="P134">Долго паниковать не пришлось. </text:p>
      <text:p text:style-name="P134">Я почувствовал сильный рывок за шиворот и захват поперёк груди. </text:p>
      <text:p text:style-name="P134">– ОТПУСТИ ДЕВЧОНКУ!!! – загрохотало мне в ухо. Я открыл глаза.</text:p>
      <text:p text:style-name="P13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4">Я чуть поднял глаза и уставился в чешуйчатую морду дракона.</text:p>
      <text:p text:style-name="P134">– Отпусти Эпплджек. Я её держу. – повторил Дискорд. – Мне сбалансироваться надо. Вы не такие уж и лёгкие.</text:p>
      <text:p text:style-name="P13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4">Наконец это ему удалось, и дальнейший подъём на крышу происходил в молчании.</text:p>
      <text:p text:style-name="P13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4">Флаттершай оторвала заплаканное лицо от моей ветровки.</text:p>
      <text:p text:style-name="P134">– Да-да, ты прав, Корди. Я готова.</text:p>
      <text:p text:style-name="P134"><text:soft-page-break/>На длинной шее Дискорда разместились Эпплджек и Флаттершай. Я, для сохранения баланса, разместился позади крыльев.</text:p>
      <text:p text:style-name="P134">Дискорд расправил крылья и начал короткую пробежку к краю.</text:p>
      <text:p text:style-name="P13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4">И мы полетели навстречу закату.</text:p>
      <text:p text:style-name="P13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4">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4">– Пристегните ремни! – проревел Дискорд, резко ускоряясь. – Будет весело!!!</text:p>
      <text:p text:style-name="P13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4">– ЙУУУУУУУХХХУУУУУ!!! – заорал Дискорд, сложил крылья и врезался в шар.</text:p>
      <text:p text:style-name="P13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5" text:outline-level="1">Беседа за столиком в ночи</text:h>
      <text:p text:style-name="P124">&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7">– Хорошо. Уболтал. Кьютимарки беру на себя. Так и знал, что мне самое трудное достанется!</text:p>
      <text:p text:style-name="P1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7">Анакорн проследил мой взгляд.</text:p>
      <text:p text:style-name="P147">– Нечего так смотреть. Если я стану применять магию вместо ловкости, теряется весь смысл упражнения... О, глянь-ка на Эквус!</text:p>
      <text:p text:style-name="P1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7"/>
      <text:p text:style-name="P149">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0"/>
      <text:p text:style-name="P15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9"/>
      <text:p text:style-name="P149"/>
      <text:p text:style-name="P147">Я опять задумался. В голове было пусто. Хотя, если подумать с точки зрения программиста, можно... Наверное можно, раз все предыдущее прокатило...</text:p>
      <text:p text:style-name="P14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8">– Не понял? Это как? Как ты совместишь разрушенную магическими войнами Эквестрию с романтически-сексуальным раем для попаданцев?</text:p>
      <text:p text:style-name="P14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8">Анакорн долго мусолил карандаш, а потом вдруг заржал.</text:p>
      <text:p text:style-name="P14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8">Анакорн примирительно похлопал меня по плечу.</text:p>
      <text:p text:style-name="P14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8">Я подозрительно посмотрел на Анакорна.</text:p>
      <text:p text:style-name="P148"><text:span text:style-name="T9">– </text:span>Какой ещё, нафиг, «мой фанфик»? Я никакого фанфика не писал. И не собираюсь, вообще-то.</text:p>
      <text:p text:style-name="P148">Анакорн ехидно ухмыльнулся и откинулся в кресле, переплетя пальцы за затылком.</text:p>
      <text:p text:style-name="P14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7"><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7"><text:span text:style-name="T9">– </text:span>Факн щит<text:note text:id="ftn13" text:note-class="footnote"><text:note-citation>13</text:note-citation><text:note-body><text:p text:style-name="P14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7">Анакорн развёл руками.</text:p>
      <text:p text:style-name="P14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7">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text:soft-page-break/>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4">Селестия кивнула, соглашаясь, и образ её начал меркнуть.</text:p>
      <text:p text:style-name="P139">–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4">…</text:p>
      <text:p text:style-name="P13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4"><text:soft-page-break/>Он нахлобучил на себя невесть откуда взявшуюся двууголку.</text:p>
      <text:p text:style-name="P134">– Как вам это нравится, господа?! Дискорд — спаситель Эквестрии! А ведь звучит!!! Разрешите откланяться!..</text:p>
      <text:p text:style-name="P134"/>
      <text:list xml:id="list1299343797321704367" text:style-name="L8">
        <text:list-header>
          <text:p text:style-name="P172">(<text:span text:style-name="T28">Луна — как повелительница снов, слышала разговор Макса с Анакорном</text:span>)</text:p>
          <text:p text:style-name="P173"/>
        </text:list-header>
      </text:list>
      <text:p text:style-name="P13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oft-page-break/><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9"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09T00:40:01.71</dc:date>
    <meta:editing-duration>P107DT16H12M53S</meta:editing-duration>
    <meta:editing-cycles>6491</meta:editing-cycles>
    <meta:generator>OpenOffice/4.1.1$Win32 OpenOffice.org_project/411m6$Build-9775</meta:generator>
    <dc:creator>макс </dc:creator>
    <meta:document-statistic meta:table-count="0" meta:image-count="0" meta:object-count="0" meta:page-count="193" meta:paragraph-count="4025" meta:word-count="91010" meta:character-count="580063"/>
  </office:meta>
</office:document-meta>
</file>